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Ax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7.5">
            <text:p>27,5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52.5138476432742">
            <text:p>52,51 €</text:p>
          </table:table-cell>
          <table:table-cell table:style-name="ce5" table:formula="of:=[.F2]-[.B3]/[.B4]" office:value-type="currency" office:currency="EUR" office:value="52.5138476432742">
            <text:p>52,51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40.6059640130959">
            <text:p>40,61 €</text:p>
          </table:table-cell>
          <table:table-cell table:formula="of:=[.F3]-[.B3]/[.B4]" office:value-type="currency" office:currency="EUR" office:value="40.6059640130959">
            <text:p>40,61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9.4422069969511">
            <text:p>39,44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389">
            <text:p>2,38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22.8792953021936">
            <text:p>22,88 €</text:p>
          </table:table-cell>
          <table:table-cell table:style-name="ce14" table:formula="of:=[.F4]-[.B3]/[.B4]" office:value-type="currency" office:currency="EUR" office:value="22.8792953021936">
            <text:p>22,8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2.82">
            <text:p>2,82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41">
            <text:p>1,41 €</text:p>
          </table:table-cell>
          <table:table-cell table:style-name="ce7"/>
          <table:table-cell table:formula="of:=[.B8]/(1+[.D2])^(1/4)" office:value-type="currency" office:currency="EUR" office:value="1.38635089853604">
            <text:p>1,39 €</text:p>
          </table:table-cell>
          <table:table-cell table:formula="of:=[.B5]/2" office:value-type="currency" office:currency="EUR" office:value="1.41">
            <text:p>1,41 €</text:p>
          </table:table-cell>
          <table:table-cell table:style-name="ce8"/>
          <table:table-cell table:formula="of:=[.E8]/(1+[.D3])^(1/4)" office:value-type="currency" office:currency="EUR" office:value="1.38153432000936">
            <text:p>1,38 €</text:p>
          </table:table-cell>
          <table:table-cell table:formula="of:=[.B5]/2" office:value-type="currency" office:currency="EUR" office:value="1.41">
            <text:p>1,41 €</text:p>
          </table:table-cell>
          <table:table-cell table:style-name="ce9"/>
          <table:table-cell table:formula="of:=[.H8]/(1+[.D4])^(1/4)" office:value-type="currency" office:currency="EUR" office:value="1.3768002664436">
            <text:p>1,3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.961">
            <text:p>2,96 €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EUR" office:value="2.76728971962617">
            <text:p>2,77 €</text:p>
          </table:table-cell>
          <table:table-cell table:formula="of:=[.B5]*(1+[.F9])" office:value-type="currency" office:currency="EUR" office:value="2.9328">
            <text:p>2,93 €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EUR" office:value="2.70304147465438">
            <text:p>2,70 €</text:p>
          </table:table-cell>
          <table:table-cell table:formula="of:=[.B5]*(1+[.I9])" office:value-type="currency" office:currency="EUR" office:value="2.8764">
            <text:p>2,88 €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EUR" office:value="2.61490909090909">
            <text:p>2,6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.13866">
            <text:p>3,14 €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EUR" office:value="2.741427198882">
            <text:p>2,74 €</text:p>
          </table:table-cell>
          <table:table-cell table:formula="of:=[.E9]*(1+[.F10])" office:value-type="currency" office:currency="EUR" office:value="3.07944">
            <text:p>3,08 €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EUR" office:value="2.6158465883752">
            <text:p>2,62 €</text:p>
          </table:table-cell>
          <table:table-cell table:formula="of:=[.H9]*(1+[.I10])" office:value-type="currency" office:currency="EUR" office:value="2.962692">
            <text:p>2,96 €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EUR" office:value="2.44850578512397">
            <text:p>2,45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3.295593">
            <text:p>3,30 €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EUR" office:value="2.69018556899635">
            <text:p>2,69 €</text:p>
          </table:table-cell>
          <table:table-cell table:formula="of:=[.E10]*(1+[.F11])" office:value-type="currency" office:currency="EUR" office:value="3.2026176">
            <text:p>3,20 €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EUR" office:value="2.50735525521679">
            <text:p>2,51 €</text:p>
          </table:table-cell>
          <table:table-cell table:formula="of:=[.H10]*(1+[.I11])" office:value-type="currency" office:currency="EUR" office:value="3.02194584">
            <text:p>3,02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2.27043263711495">
            <text:p>2,27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3.46037265">
            <text:p>3,46 €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EUR" office:value="2.63990172658521">
            <text:p>2,64 €</text:p>
          </table:table-cell>
          <table:table-cell table:formula="of:=[.E11]*(1+[.F12])" office:value-type="currency" office:currency="EUR" office:value="3.330722304">
            <text:p>3,33 €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EUR" office:value="2.40336356260411">
            <text:p>2,40 €</text:p>
          </table:table-cell>
          <table:table-cell table:formula="of:=[.H11]*(1+[.I12])" office:value-type="currency" office:currency="EUR" office:value="3.0823847568">
            <text:p>3,08 €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EUR" office:value="2.10531026350659">
            <text:p>2,1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3.5641838295">
            <text:p>3,56 €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EUR" office:value="2.54121381157268">
            <text:p>2,54 €</text:p>
          </table:table-cell>
          <table:table-cell table:formula="of:=[.E12]*(1+[.F13])" office:value-type="currency" office:currency="EUR" office:value="3.39733675008">
            <text:p>3,40 €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EUR" office:value="2.25938325701031">
            <text:p>2,26 €</text:p>
          </table:table-cell>
          <table:table-cell table:formula="of:=[.H12]*(1+[.I13])" office:value-type="currency" office:currency="EUR" office:value="3.113208604368">
            <text:p>3,11 €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EUR" office:value="1.93305760558332">
            <text:p>1,93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3.671109344385">
            <text:p>3,67 €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EUR" office:value="2.44621516441108">
            <text:p>2,45 €</text:p>
          </table:table-cell>
          <table:table-cell table:formula="of:=[.E13]*(1+[.F14])" office:value-type="currency" office:currency="EUR" office:value="3.4652834850816">
            <text:p>3,47 €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EUR" office:value="2.1240284996779">
            <text:p>2,12 €</text:p>
          </table:table-cell>
          <table:table-cell table:formula="of:=[.H13]*(1+[.I14])" office:value-type="currency" office:currency="EUR" office:value="3.01981234623696">
            <text:p>3,02 €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EUR" office:value="1.7046053431053">
            <text:p>1,70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3.78124262471655">
            <text:p>3,78 €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EUR" office:value="2.35476786854525">
            <text:p>2,35 €</text:p>
          </table:table-cell>
          <table:table-cell table:formula="of:=[.E14]*(1+[.F15])" office:value-type="currency" office:currency="EUR" office:value="3.53458915478323">
            <text:p>3,53 €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EUR" office:value="1.99678255269259">
            <text:p>2,00 €</text:p>
          </table:table-cell>
          <table:table-cell table:formula="of:=[.H14]*(1+[.I15])" office:value-type="currency" office:currency="EUR" office:value="2.778227358538">
            <text:p>2,78 €</text:p>
          </table:table-cell>
          <table:table-cell office:value-type="percentage" office:value="-0.08">
            <text:p>-8,00%</text:p>
          </table:table-cell>
          <table:table-cell table:formula="of:=[.H15]/(1+[.$D$4])^[.A15]" office:value-type="currency" office:currency="EUR" office:value="1.42566992332443">
            <text:p>1,4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3.89467990345805">
            <text:p>3,89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2.26673916317907">
            <text:p>2,27 €</text:p>
          </table:table-cell>
          <table:table-cell table:formula="of:=[.E15]*(1+[.F16])" office:value-type="currency" office:currency="EUR" office:value="3.42855148013974">
            <text:p>3,43 €</text:p>
          </table:table-cell>
          <table:table-cell office:value-type="percentage" office:value="-0.03">
            <text:p>-3,00%</text:p>
          </table:table-cell>
          <table:table-cell table:formula="of:=[.E16]/(1+[.$D$3])^[.A16]" office:value-type="currency" office:currency="EUR" office:value="1.785142005633">
            <text:p>1,79 €</text:p>
          </table:table-cell>
          <table:table-cell table:formula="of:=[.H15]*(1+[.I16])" office:value-type="currency" office:currency="EUR" office:value="2.55596916985496">
            <text:p>2,56 €</text:p>
          </table:table-cell>
          <table:table-cell office:value-type="percentage" office:value="-0.08">
            <text:p>-8,00%</text:p>
          </table:table-cell>
          <table:table-cell table:formula="of:=[.H16]/(1+[.$D$4])^[.A16]" office:value-type="currency" office:currency="EUR" office:value="1.19237848132589">
            <text:p>1,19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4.01152030056179">
            <text:p>4,01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2.18200125053686">
            <text:p>2,18 €</text:p>
          </table:table-cell>
          <table:table-cell table:formula="of:=[.E16]*(1+[.F17])" office:value-type="currency" office:currency="EUR" office:value="3.32569493573554">
            <text:p>3,33 €</text:p>
          </table:table-cell>
          <table:table-cell office:value-type="percentage" office:value="-0.03">
            <text:p>-3,00%</text:p>
          </table:table-cell>
          <table:table-cell table:formula="of:=[.E17]/(1+[.$D$3])^[.A17]" office:value-type="currency" office:currency="EUR" office:value="1.59593340595762">
            <text:p>1,60 €</text:p>
          </table:table-cell>
          <table:table-cell table:formula="of:=[.H16]*(1+[.I17])" office:value-type="currency" office:currency="EUR" office:value="2.35149163626657">
            <text:p>2,35 €</text:p>
          </table:table-cell>
          <table:table-cell office:value-type="percentage" office:value="-0.08">
            <text:p>-8,00%</text:p>
          </table:table-cell>
          <table:table-cell table:formula="of:=[.H17]/(1+[.$D$4])^[.A17]" office:value-type="currency" office:currency="EUR" office:value="0.997262002563468">
            <text:p>1,00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4.13186590957864">
            <text:p>4,13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2.10043111032987">
            <text:p>2,10 €</text:p>
          </table:table-cell>
          <table:table-cell table:formula="of:=[.E17]*(1+[.F18])" office:value-type="currency" office:currency="EUR" office:value="3.22592408766348">
            <text:p>3,23 €</text:p>
          </table:table-cell>
          <table:table-cell office:value-type="percentage" office:value="-0.03">
            <text:p>-3,00%</text:p>
          </table:table-cell>
          <table:table-cell table:formula="of:=[.E18]/(1+[.$D$3])^[.A18]" office:value-type="currency" office:currency="EUR" office:value="1.42677917398976">
            <text:p>1,43 €</text:p>
          </table:table-cell>
          <table:table-cell table:formula="of:=[.H17]*(1+[.I18])" office:value-type="currency" office:currency="EUR" office:value="2.16337230536524">
            <text:p>2,16 €</text:p>
          </table:table-cell>
          <table:table-cell office:value-type="percentage" office:value="-0.08">
            <text:p>-8,00%</text:p>
          </table:table-cell>
          <table:table-cell table:formula="of:=[.H18]/(1+[.$D$4])^[.A18]" office:value-type="currency" office:currency="EUR" office:value="0.834073674871264">
            <text:p>0,83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26.1165234812006">
            <text:p>26,12 €</text:p>
          </table:table-cell>
          <table:table-cell/>
          <table:table-cell table:style-name="ce8"/>
          <table:table-cell table:formula="of:=SUM([.G8:.G18])" office:value-type="currency" office:currency="EUR" office:value="22.799190095821">
            <text:p>22,80 €</text:p>
          </table:table-cell>
          <table:table-cell/>
          <table:table-cell table:style-name="ce9"/>
          <table:table-cell table:formula="of:=SUM([.J8:.J18])" office:value-type="currency" office:currency="EUR" office:value="18.9030050738719">
            <text:p>18,9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53.7142568245224">
            <text:p>53,71 €</text:p>
          </table:table-cell>
          <table:table-cell table:style-name="ce7"/>
          <table:table-cell table:formula="of:=[.B20]/(1+[.D2])^([.A18]+1/2)" office:value-type="currency" office:currency="EUR" office:value="26.3973241620736">
            <text:p>26,40 €</text:p>
          </table:table-cell>
          <table:table-cell table:formula="of:=[.E18]*[.D5]" office:value-type="currency" office:currency="EUR" office:value="41.9370131396252">
            <text:p>41,94 €</text:p>
          </table:table-cell>
          <table:table-cell table:style-name="ce8"/>
          <table:table-cell table:formula="of:=[.E20]/(1+[.D3])^([.A18]+1/2)" office:value-type="currency" office:currency="EUR" office:value="17.8067739172749">
            <text:p>17,81 €</text:p>
          </table:table-cell>
          <table:table-cell table:formula="of:=[.H18]*5" office:value-type="currency" office:currency="EUR" office:value="10.8168615268262">
            <text:p>10,82 €</text:p>
          </table:table-cell>
          <table:table-cell table:style-name="ce9"/>
          <table:table-cell table:formula="of:=[.H20]/(1+[.D4])^([.A18]+1/2)" office:value-type="currency" office:currency="EUR" office:value="3.97629022832171">
            <text:p>3,98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8.01.2022</text:date>, <text:time>18:22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8T18:22:40.89</dc:date>
    <dc:creator>aaa </dc:creator>
    <meta:editing-duration>P2DT21H52M56S</meta:editing-duration>
    <meta:editing-cycles>53</meta:editing-cycles>
    <meta:generator>OpenOffice/4.1.5$Win32 OpenOffice.org_project/415m1$Build-9789</meta:generator>
    <meta:document-statistic meta:table-count="5" meta:cell-count="687" meta:object-count="0"/>
  </office:meta>
</office:document-meta>
</file>